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4dc1e" officeooo:paragraph-rsid="0004dc1e"/>
    </style:style>
    <style:style style:name="P2" style:family="paragraph" style:parent-style-name="Heading_20_3">
      <style:text-properties officeooo:rsid="0004dc1e" officeooo:paragraph-rsid="0004dc1e"/>
    </style:style>
    <style:style style:name="P3" style:family="paragraph" style:parent-style-name="Heading_20_3">
      <style:paragraph-properties fo:keep-with-next="always"/>
      <style:text-properties officeooo:paragraph-rsid="0004dc1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text-properties officeooo:rsid="0004dc1e" officeooo:paragraph-rsid="0004dc1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officeooo:rsid="0004dc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oczątek historii</text:h>
      <text:list text:style-name="L1">
        <text:list-item>
          <text:p text:style-name="P4"><text:span text:style-name="Source_20_Text">podman top</text:span> działa podobnie jak <text:span text:style-name="Source_20_Text">docker top</text:span> – wypisuje procesy działające wewnątrz kontenera.</text:p>
        </text:list-item>
        <text:list-item>
          <text:p text:style-name="P4">W środku używa biblioteki <text:span text:style-name="Strong_20_Emphasis">psgo</text:span> (Process Status Go) – to parser <text:span text:style-name="Source_20_Text">/proc/[pid]/*</text:span> i formatter danych procesów, który renderuje je w kolumnach podobnych do <text:span text:style-name="Source_20_Text">ps(1)</text:span>.</text:p>
        </text:list-item>
      </text:list>
      <text:h text:style-name="Heading_20_2" text:outline-level="2">Mechanizm błędu</text:h>
      <text:list text:style-name="L2">
        <text:list-item>
          <text:p text:style-name="P5"><text:span text:style-name="Strong_20_Emphasis">Źródło danych:</text:span></text:p>
          <text:list>
            <text:list-item>
              <text:p text:style-name="P5"><text:span text:style-name="Source_20_Text">psgo</text:span> czyta bezpośrednio z <text:span text:style-name="Source_20_Text">/proc/&lt;pid&gt;/status</text:span>, <text:span text:style-name="Source_20_Text">/proc/&lt;pid&gt;/stat</text:span>, <text:span text:style-name="Source_20_Text">/proc/&lt;pid&gt;/attr/*</text:span>, itp.</text:p>
            </text:list-item>
            <text:list-item>
              <text:p text:style-name="P5">Problem: pewne pola z <text:span text:style-name="Source_20_Text">/proc</text:span> mogą zawierać dowolny tekst kontrolowany przez proces w kontenerze (np. <text:span text:style-name="Source_20_Text">comm</text:span>, <text:span text:style-name="Source_20_Text">cmdline</text:span>, <text:span text:style-name="Source_20_Text">attr</text:span>).</text:p>
            </text:list-item>
          </text:list>
        </text:list-item>
        <text:list-item>
          <text:p text:style-name="P5"><text:span text:style-name="Strong_20_Emphasis">Brak sanityzacji:</text:span></text:p>
          <text:list>
            <text:list-item>
              <text:p text:style-name="P5"><text:span text:style-name="Source_20_Text">podman top</text:span> przekazywał dane z <text:span text:style-name="Source_20_Text">/proc</text:span> dalej do parsera psgo bez pełnej walidacji.</text:p>
            </text:list-item>
            <text:list-item>
              <text:p text:style-name="P5">psgo miał bug polegający na <text:span text:style-name="Strong_20_Emphasis">niesprawdzaniu długości/formatu danych</text:span>, które potem były mapowane na kolumny do wyświetlenia.</text:p>
            </text:list-item>
          </text:list>
        </text:list-item>
        <text:list-item>
          <text:p text:style-name="P5"><text:span text:style-name="Strong_20_Emphasis">Skutek:</text:span></text:p>
          <text:list>
            <text:list-item>
              <text:p text:style-name="P5">Proces w kontenerze mógł “spreparować” zawartość <text:span text:style-name="Source_20_Text">/proc/self/*</text:span> (np. dziwne nazwy procesów, atrybuty bezpieczeństwa).</text:p>
            </text:list-item>
            <text:list-item>
              <text:p text:style-name="P5">Gdy użytkownik hosta (z uprawnieniami do uruchomienia <text:span text:style-name="Source_20_Text">podman top</text:span>) uruchomił to polecenie, psgo wykonywało operacje na tych danych <text:span text:style-name="Strong_20_Emphasis">z uprawnieniami hosta</text:span> (czyli zwykle jako root).</text:p>
            </text:list-item>
            <text:list-item>
              <text:p text:style-name="P5">Powstawało okno do <text:span text:style-name="Strong_20_Emphasis">eskalacji uprawnień z użytkownika kontenera do użytkownika hosta</text:span>.</text:p>
            </text:list-item>
          </text:list>
        </text:list-item>
        <text:list-item>
          <text:p text:style-name="P5"><text:span text:style-name="Strong_20_Emphasis">Dlaczego eskalacja:</text:span></text:p>
          <text:list>
            <text:list-item>
              <text:p text:style-name="P5"><text:span text:style-name="Source_20_Text">podman top</text:span> jest wykonywane na hoście, ale czyta dane z przestrzeni PID kontenera.</text:p>
            </text:list-item>
            <text:list-item>
              <text:p text:style-name="P5">Jeśli attacker w kontenerze “zatruł” <text:span text:style-name="Source_20_Text">/proc/&lt;pid&gt;</text:span>, to hostowy proces <text:span text:style-name="Source_20_Text">podman top</text:span> ładował to i wykonywał kod w kontekście hosta.</text:p>
            </text:list-item>
            <text:list-item>
              <text:p text:style-name="P5">W praktyce umożliwiało to <text:span text:style-name="Strong_20_Emphasis">Local Privilege Escalation (LPE)</text:span> – atakujący w kontenerze mógł spowodować wykonanie kodu lub nieautoryzowane działania na hoście.</text:p>
            </text:list-item>
          </text:list>
        </text:list-item>
      </text:list>
      <text:p text:style-name="Horizontal_20_Line"/>
      <text:h text:style-name="Heading_20_2" text:outline-level="2"><text:soft-page-break/>Dlaczego to było możliwe</text:h>
      <text:list text:style-name="L3">
        <text:list-item>
          <text:p text:style-name="P6"><text:span text:style-name="Strong_20_Emphasis">Zaufanie do </text:span><text:span text:style-name="Strong_20_Emphasis"><text:span text:style-name="Source_20_Text">/proc</text:span></text:span><text:span text:style-name="Strong_20_Emphasis">:</text:span> Podman zakładał, że <text:span text:style-name="Source_20_Text">/proc</text:span> dostarcza “bezpieczne” dane, a tymczasem w PID namespace kontenera <text:span text:style-name="Source_20_Text">/proc</text:span> może być pod pełną kontrolą użytkownika.</text:p>
        </text:list-item>
        <text:list-item>
          <text:p text:style-name="P6"><text:span text:style-name="Strong_20_Emphasis">Brak walidacji długości/stringów</text:span> w psgo → klasyczny problem “tainted input leads to unsafe output formatting”.</text:p>
        </text:list-item>
        <text:list-item>
          <text:p text:style-name="P6"><text:span text:style-name="Strong_20_Emphasis">Uruchamianie w kontekście root hosta:</text:span> Podman (nawet rootless) ma miejsca, w których hostowy proces ma wyższe capabilities niż proces w kontenerze.</text:p>
        </text:list-item>
      </text:list>
      <text:p text:style-name="Horizontal_20_Line"/>
      <text:h text:style-name="Heading_20_2" text:outline-level="2">Skutki praktyczne</text:h>
      <text:list text:style-name="L4">
        <text:list-item>
          <text:p text:style-name="P7">Lokalny user kontenera mógł:</text:p>
          <text:list>
            <text:list-item>
              <text:p text:style-name="P7">doprowadzić do <text:span text:style-name="Strong_20_Emphasis">eskalacji uprawnień na hosta</text:span>,</text:p>
            </text:list-item>
            <text:list-item>
              <text:p text:style-name="P7">wyjść z izolacji kontenera,</text:p>
            </text:list-item>
            <text:list-item>
              <text:p text:style-name="P7">lub w najgorszym wypadku wykonać kod jako root hosta.</text:p>
            </text:list-item>
          </text:list>
        </text:list-item>
        <text:list-item>
          <text:p text:style-name="P7">CVE dostał <text:span text:style-name="Strong_20_Emphasis">CVSS 7.8 (High)</text:span> – czyli bardzo poważne LPE.</text:p>
        </text:list-item>
      </text:list>
      <text:p text:style-name="Horizontal_20_Line"/>
      <text:h text:style-name="Heading_20_2" text:outline-level="2">Mitigacja</text:h>
      <text:list text:style-name="L5">
        <text:list-item>
          <text:p text:style-name="P8">Podman 3.4.4 (i nowsze) + psgo z łatkami poprawiają walidację danych z <text:span text:style-name="Source_20_Text">/proc</text:span>.</text:p>
        </text:list-item>
        <text:list-item>
          <text:p text:style-name="P8">Dodatkowo: minimalizacja użycia <text:span text:style-name="Source_20_Text">podman top</text:span> na niezaufanych kontenerach, sandboxing Podmana (<text:span text:style-name="Source_20_Text">seccomp</text:span>, <text:span text:style-name="Source_20_Text">SELinux</text:span>) ograniczający skutki.</text:p>
        </text:list-item>
        <text:list-item>
          <text:p text:style-name="P8">Dystrybucje (RHEL, Fedora, SUSE, Ubuntu) backportowały łatki w 2022.</text:p>
        </text:list-item>
      </text:list>
      <text:p text:style-name="Text_20_body"/>
      <text:h text:style-name="P3" text:outline-level="3"><text:span text:style-name="T1">Przykład:</text:span></text:h>
      <text:p text:style-name="P9"/>
      <text:h text:style-name="P2" text:outline-level="3">Co można kontrolować w <text:span text:style-name="Source_20_Text">/proc/self/*</text:span></text:h>
      <text:p text:style-name="Text_20_body">Proces w kontenerze może wpływać na różne pliki w <text:span text:style-name="Source_20_Text">/proc/self</text:span> (bo odnoszą się do jego własnego PID). Najważniejsze:</text:p>
      <text:list text:style-name="L6">
        <text:list-item>
          <text:p text:style-name="P10"><text:span text:style-name="Source_20_Text">/proc/self/cmdline</text:span> – pełna linia poleceń procesu.</text:p>
        </text:list-item>
        <text:list-item>
          <text:p text:style-name="P10"><text:span text:style-name="Source_20_Text">/proc/self/comm</text:span> – nazwa procesu (można ustawić przez <text:span text:style-name="Source_20_Text">prctl(PR_SET_NAME, ...)</text:span>).</text:p>
        </text:list-item>
        <text:list-item>
          <text:p text:style-name="P10"><text:span text:style-name="Source_20_Text">/proc/self/status</text:span> – zawiera m.in. <text:span text:style-name="Source_20_Text">Name:</text:span> oraz inne pola.</text:p>
        </text:list-item>
        <text:list-item>
          <text:p text:style-name="P10"><text:span text:style-name="Source_20_Text">/proc/self/attr/*</text:span> – atrybuty bezpieczeństwa (np. SELinux label, AppArmor profile).</text:p>
        </text:list-item>
      </text:list>
      <text:p text:style-name="Horizontal_20_Line"><text:soft-page-break/></text:p>
      <text:h text:style-name="Heading_20_3" text:outline-level="3">2. Jak <text:span text:style-name="Source_20_Text">podman top</text:span> to czyta</text:h>
      <text:p text:style-name="Text_20_body"><text:span text:style-name="Source_20_Text">podman top</text:span> używa biblioteki <text:span text:style-name="Strong_20_Emphasis">psgo</text:span>, która renderuje kolumny na podstawie zawartości z <text:span text:style-name="Source_20_Text">/proc</text:span>.<text:line-break/>Np. użytkownik może zrobić:</text:p>
      <text:p text:style-name="P9"/>
      <text:p text:style-name="P9">podman top &lt;container_id&gt; pid,seccomp,label,args<text:line-break/></text:p>
      <text:p text:style-name="P9">i wtedy psgo pobiera:</text:p>
      <text:list text:style-name="L7">
        <text:list-item>
          <text:p text:style-name="P11"><text:span text:style-name="Source_20_Text">pid</text:span> z <text:span text:style-name="Source_20_Text">/proc/&lt;pid&gt;/stat</text:span>,</text:p>
        </text:list-item>
        <text:list-item>
          <text:p text:style-name="P11"><text:span text:style-name="Source_20_Text">seccomp</text:span> z <text:span text:style-name="Source_20_Text">/proc/&lt;pid&gt;/status</text:span>,</text:p>
        </text:list-item>
        <text:list-item>
          <text:p text:style-name="P11"><text:span text:style-name="Source_20_Text">label</text:span> z <text:span text:style-name="Source_20_Text">/proc/&lt;pid&gt;/attr/current</text:span>,</text:p>
        </text:list-item>
        <text:list-item>
          <text:p text:style-name="P11"><text:span text:style-name="Source_20_Text">args</text:span> z <text:span text:style-name="Source_20_Text">/proc/&lt;pid&gt;/cmdline</text:span>.</text:p>
        </text:list-item>
      </text:list>
      <text:p text:style-name="P9"/>
      <text:p text:style-name="P9"/>
      <text:h text:style-name="P2" text:outline-level="3">3. Przykład „spreparowanych” danych</text:h>
      <text:p text:style-name="Text_20_body">Atakujący w kontenerze uruchamia proces, który:</text:p>
      <text:list text:style-name="L8">
        <text:list-item>
          <text:p text:style-name="P12">ustawia swoją nazwę procesu (<text:span text:style-name="Source_20_Text">comm</text:span>) na <text:span text:style-name="Strong_20_Emphasis">bardzo długi ciąg znaków</text:span> (kilka tysięcy bajtów, zamiast typowych &lt;16).</text:p>
        </text:list-item>
        <text:list-item>
          <text:p text:style-name="P12">albo ustawia nazwę z <text:span text:style-name="Strong_20_Emphasis">kontrolowanymi separatorami/tabulatorami</text:span> (np. <text:span text:style-name="Source_20_Text">nginx\troot\t0\t/bin/sh</text:span>).</text:p>
        </text:list-item>
        <text:list-item>
          <text:p text:style-name="P12">albo manipuluje <text:span text:style-name="Source_20_Text">attr/current</text:span> wpisując ciągi przypominające formatowane pola (np. <text:span text:style-name="Source_20_Text">system_u:system_r:kernel_t:s0; %s %x</text:span>).</text:p>
        </text:list-item>
      </text:list>
      <text:p text:style-name="Horizontal_20_Line"/>
      <text:h text:style-name="Heading_20_3" text:outline-level="3">4. Co się dzieje w <text:span text:style-name="Source_20_Text">podman top</text:span></text:h>
      <text:list text:style-name="L9">
        <text:list-item>
          <text:p text:style-name="P13">Gdy admin hosta wywołuje <text:span text:style-name="Source_20_Text">podman top</text:span>, psgo pobiera te wartości <text:span text:style-name="Strong_20_Emphasis">i interpretuje je jako kolumny do wyświetlenia</text:span>.</text:p>
        </text:list-item>
        <text:list-item>
          <text:p text:style-name="P13">Błąd w psgo polegał na <text:span text:style-name="Strong_20_Emphasis">braku walidacji długości i formatowania</text:span>: dane z <text:span text:style-name="Source_20_Text">/proc</text:span> były przeklejane do stringów, a następnie formatowane przez <text:span text:style-name="Source_20_Text">fmt.Fprintf</text:span> w Go.</text:p>
        </text:list-item>
        <text:list-item>
          <text:p text:style-name="P13">To pozwalało na:</text:p>
          <text:list>
            <text:list-item>
              <text:p text:style-name="P13"><text:span text:style-name="Strong_20_Emphasis">DoS</text:span> (psgo się wywala na za długich danych),</text:p>
            </text:list-item>
            <text:list-item>
              <text:p text:style-name="P13">lub w kombinacji z innymi błędami → <text:span text:style-name="Strong_20_Emphasis">eskalację uprawnień</text:span> (np. przejęcie pamięci albo wykonanie nieautoryzowanych operacji w kontekście hosta).</text:p>
            </text:list-item>
          </text:list>
        </text:list-item>
      </text:list>
      <text:p text:style-name="Horizontal_20_Line"/>
      <text:h text:style-name="Heading_20_3" text:outline-level="3"><text:soft-page-break/>5. Minimalny scenariusz (bez exploita)</text:h>
      <text:list text:style-name="L10">
        <text:list-item>
          <text:p text:style-name="P14">Proces w kontenerze:</text:p>
        </text:list-item>
      </text:list>
      <text:p text:style-name="P9">prctl(PR_SET_NAME, "AAAAAAAAAAAAAAAA... (kilka tysięcy znaków)");<text:line-break/></text:p>
      <text:p text:style-name="P9"/>
      <text:p text:style-name="P9">Admin na hoście: </text:p>
      <text:p text:style-name="P9">podman top &lt;container_id&gt; comm<text:line-break/></text:p>
      <text:p text:style-name="P9">psgo próbuje wydrukować „niewiarygodnie długi ciąg”, co w wersjach podatnych powoduje <text:span text:style-name="Strong_20_Emphasis">overflow/nieprawidłowe działanie</text:span> i otwiera furtkę do dalszych exploitów.</text:p>
      <text:p text:style-name="Horizontal_20_Line"/>
      <text:p text:style-name="Text_20_body"><text:s/><text:span text:style-name="Strong_20_Emphasis">Kluczowa idea:</text:span> Podman ufał, że pola z <text:span text:style-name="Source_20_Text">/proc</text:span> są „ładne i krótkie”. Proces w kontenerze mógł świadomie wypełnić je <text:span text:style-name="Strong_20_Emphasis">złośliwymi, nienormalnymi wartościami</text:span>, a hostowy <text:span text:style-name="Source_20_Text">podman top</text:span> (działający z większymi uprawnieniami) się na tym wykładał.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7T20:55:59.315000000</meta:creation-date>
    <dc:date>2025-08-27T21:01:40.289000000</dc:date>
    <meta:editing-duration>PT5M41S</meta:editing-duration>
    <meta:editing-cycles>1</meta:editing-cycles>
    <meta:document-statistic meta:table-count="0" meta:image-count="0" meta:object-count="0" meta:page-count="4" meta:paragraph-count="65" meta:word-count="672" meta:character-count="4680" meta:non-whitespace-character-count="4104"/>
    <meta:generator>LibreOffice/24.2.2.2$Windows_X86_64 LibreOffice_project/d56cc158d8a96260b836f100ef4b4ef25d6f1a01</meta:generator>
  </office:meta>
</office:document-meta>
</file>